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0"/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0063in" svg:y="4.2409in">
            <draw:object draw:notify-on-update-of-ranges="Sheet1.D3:Sheet1.D3 Sheet1.D4:Sheet1.D11 Sheet1.E3:Sheet1.E3 Sheet1.E4:Sheet1.E11 Sheet1.D3:Sheet1.D3 Sheet1.D4:Sheet1.D11 Sheet1.F3:Sheet1.F3 Sheet1.F4:Sheet1.F11 Sheet1.D3:Sheet1.D3 Sheet1.D4:Sheet1.D11 Sheet1.G3:Sheet1.G3 Sheet1.G4:Sheet1.G11 Sheet1.D3:Sheet1.D3 Sheet1.D4:Sheet1.D11 Sheet1.H3:Sheet1.H3 Sheet1.H4:Sheet1.H11 Sheet1.D3:Sheet1.D3 Sheet1.D4:Sheet1.D11 Sheet1.I3:Sheet1.I3 Sheet1.I4:Sheet1.I11 Sheet1.D3:Sheet1.D3 Sheet1.D4:Sheet1.D11 Sheet1.J3:Sheet1.J3 Sheet1.J4:Sheet1.J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.0067in" svg:y="7.9732in">
            <draw:object draw:notify-on-update-of-ranges="Sheet1.D15:Sheet1.D15 Sheet1.D16:Sheet1.D23 Sheet1.E15:Sheet1.E15 Sheet1.E16:Sheet1.E23 Sheet1.D15:Sheet1.D15 Sheet1.D16:Sheet1.D23 Sheet1.F15:Sheet1.F15 Sheet1.F16:Sheet1.F23 Sheet1.D15:Sheet1.D15 Sheet1.D16:Sheet1.D23 Sheet1.G15:Sheet1.G15 Sheet1.G16:Sheet1.G23 Sheet1.D15:Sheet1.D15 Sheet1.D16:Sheet1.D23 Sheet1.H15:Sheet1.H15 Sheet1.H16:Sheet1.H23 Sheet1.D15:Sheet1.D15 Sheet1.D16:Sheet1.D23 Sheet1.I15:Sheet1.I15 Sheet1.I16:Sheet1.I23 Sheet1.D15:Sheet1.D15 Sheet1.D16:Sheet1.D23 Sheet1.J15:Sheet1.J15 Sheet1.J16:Sheet1.J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Visc =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refine</text:p>
          </table:table-cell>
          <table:table-cell office:value-type="string">
            <text:p>1/h</text:p>
          </table:table-cell>
          <table:table-cell table:style-name="ce1" office:value-type="string">
            <text:p>u_l1</text:p>
          </table:table-cell>
          <table:table-cell table:style-name="ce1" office:value-type="string">
            <text:p>p_l1</text:p>
          </table:table-cell>
          <table:table-cell table:style-name="ce1" office:value-type="string">
            <text:p>u_l2</text:p>
          </table:table-cell>
          <table:table-cell table:style-name="ce1" office:value-type="string">
            <text:p>p_l2</text:p>
          </table:table-cell>
          <table:table-cell table:style-name="ce1" office:value-type="string">
            <text:p>Order 3</text:p>
          </table:table-cell>
          <table:table-cell table:style-name="ce1" office:value-type="string">
            <text:p>Order 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POWER(2;[.C4])" office:value-type="float" office:value="2">
            <text:p>2</text:p>
          </table:table-cell>
          <table:table-cell table:style-name="ce1" office:value-type="float" office:value="0.0007693667">
            <text:p>7.693667E-004</text:p>
          </table:table-cell>
          <table:table-cell table:style-name="ce1" office:value-type="float" office:value="0.01050206">
            <text:p>1.050206E-002</text:p>
          </table:table-cell>
          <table:table-cell table:style-name="ce1" office:value-type="float" office:value="0.0006729627">
            <text:p>6.729627E-004</text:p>
          </table:table-cell>
          <table:table-cell table:style-name="ce1" office:value-type="float" office:value="0.01349805">
            <text:p>1.349805E-002</text:p>
          </table:table-cell>
          <table:table-cell table:style-name="ce1" table:formula="of:=0.0001*POWER([.$D4];-3)" office:value-type="float" office:value="0.0000125">
            <text:p>1.250000E-005</text:p>
          </table:table-cell>
          <table:table-cell table:style-name="ce1" table:formula="of:=0.01*POWER([.$D4];-2)" office:value-type="float" office:value="0.0025">
            <text:p>2.500000E-00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POWER(2;[.C5])" office:value-type="float" office:value="4">
            <text:p>4</text:p>
          </table:table-cell>
          <table:table-cell table:style-name="ce1" office:value-type="float" office:value="0.00008908779">
            <text:p>8.908779E-005</text:p>
          </table:table-cell>
          <table:table-cell table:style-name="ce1" office:value-type="float" office:value="0.002005994">
            <text:p>2.005994E-003</text:p>
          </table:table-cell>
          <table:table-cell table:style-name="ce1" office:value-type="float" office:value="0.00007174564">
            <text:p>7.174564E-005</text:p>
          </table:table-cell>
          <table:table-cell table:style-name="ce1" office:value-type="float" office:value="0.00277956">
            <text:p>2.779560E-003</text:p>
          </table:table-cell>
          <table:table-cell table:style-name="ce1" table:formula="of:=0.0001*POWER([.$D5];-3)" office:value-type="float" office:value="0.0000015625">
            <text:p>1.562500E-006</text:p>
          </table:table-cell>
          <table:table-cell table:style-name="ce1" table:formula="of:=0.01*POWER([.$D5];-2)" office:value-type="float" office:value="0.000625">
            <text:p>6.250000E-00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POWER(2;[.C6])" office:value-type="float" office:value="8">
            <text:p>8</text:p>
          </table:table-cell>
          <table:table-cell table:style-name="ce1" office:value-type="float" office:value="0.00001113297">
            <text:p>1.113297E-005</text:p>
          </table:table-cell>
          <table:table-cell table:style-name="ce1" office:value-type="float" office:value="0.0004704747">
            <text:p>4.704747E-004</text:p>
          </table:table-cell>
          <table:table-cell table:style-name="ce1" office:value-type="float" office:value="0.000008841437">
            <text:p>8.841437E-006</text:p>
          </table:table-cell>
          <table:table-cell table:style-name="ce1" office:value-type="float" office:value="0.0006586971">
            <text:p>6.586971E-004</text:p>
          </table:table-cell>
          <table:table-cell table:style-name="ce1" table:formula="of:=0.0001*POWER([.$D6];-3)" office:value-type="float" office:value="0.0000001953125">
            <text:p>1.953125E-007</text:p>
          </table:table-cell>
          <table:table-cell table:style-name="ce1" table:formula="of:=0.01*POWER([.$D6];-2)" office:value-type="float" office:value="0.00015625">
            <text:p>1.562500E-00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POWER(2;[.C7])" office:value-type="float" office:value="16">
            <text:p>16</text:p>
          </table:table-cell>
          <table:table-cell table:style-name="ce1" office:value-type="float" office:value="0.000001393524">
            <text:p>1.393524E-006</text:p>
          </table:table-cell>
          <table:table-cell table:style-name="ce1" office:value-type="float" office:value="0.0001157598">
            <text:p>1.157598E-004</text:p>
          </table:table-cell>
          <table:table-cell table:style-name="ce1" office:value-type="float" office:value="0.000001103161">
            <text:p>1.103161E-006</text:p>
          </table:table-cell>
          <table:table-cell table:style-name="ce1" office:value-type="float" office:value="0.0001624385">
            <text:p>1.624385E-004</text:p>
          </table:table-cell>
          <table:table-cell table:style-name="ce1" table:formula="of:=0.0001*POWER([.$D7];-3)" office:value-type="float" office:value="0.0000000244140625">
            <text:p>2.441406E-008</text:p>
          </table:table-cell>
          <table:table-cell table:style-name="ce1" table:formula="of:=0.01*POWER([.$D7];-2)" office:value-type="float" office:value="0.0000390625">
            <text:p>3.906250E-005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POWER(2;[.C8])" office:value-type="float" office:value="32">
            <text:p>32</text:p>
          </table:table-cell>
          <table:table-cell table:style-name="ce1" office:value-type="float" office:value="0.0000001742885">
            <text:p>1.742885E-007</text:p>
          </table:table-cell>
          <table:table-cell table:style-name="ce1" office:value-type="float" office:value="0.00002882482">
            <text:p>2.882482E-005</text:p>
          </table:table-cell>
          <table:table-cell table:style-name="ce1" office:value-type="float" office:value="0.0000001378465">
            <text:p>1.378465E-007</text:p>
          </table:table-cell>
          <table:table-cell table:style-name="ce1" office:value-type="float" office:value="0.00004047034">
            <text:p>4.047034E-005</text:p>
          </table:table-cell>
          <table:table-cell table:style-name="ce1" table:formula="of:=0.0001*POWER([.$D8];-3)" office:value-type="float" office:value="0.0000000030517578125">
            <text:p>3.051758E-009</text:p>
          </table:table-cell>
          <table:table-cell table:style-name="ce1" table:formula="of:=0.01*POWER([.$D8];-2)" office:value-type="float" office:value="0.000009765625">
            <text:p>9.765625E-006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POWER(2;[.C9])" office:value-type="float" office:value="64">
            <text:p>64</text:p>
          </table:table-cell>
          <table:table-cell table:style-name="ce1" office:value-type="float" office:value="0.00000002178805">
            <text:p>2.178805E-008</text:p>
          </table:table-cell>
          <table:table-cell table:style-name="ce1" office:value-type="float" office:value="0.000007199024">
            <text:p>7.199024E-006</text:p>
          </table:table-cell>
          <table:table-cell table:style-name="ce1" office:value-type="float" office:value="0.00000001722946">
            <text:p>1.722946E-008</text:p>
          </table:table-cell>
          <table:table-cell table:style-name="ce1" office:value-type="float" office:value="0.00001010889">
            <text:p>1.010889E-005</text:p>
          </table:table-cell>
          <table:table-cell table:style-name="ce1" table:formula="of:=0.0001*POWER([.$D9];-3)" office:value-type="float" office:value="0.0000000003814697265625">
            <text:p>3.814697E-010</text:p>
          </table:table-cell>
          <table:table-cell table:style-name="ce1" table:formula="of:=0.01*POWER([.$D9];-2)" office:value-type="float" office:value="0.00000244140625">
            <text:p>2.441406E-006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POWER(2;[.C10])" office:value-type="float" office:value="128">
            <text:p>128</text:p>
          </table:table-cell>
          <table:table-cell table:style-name="ce1" office:value-type="float" office:value="0.000000002723605">
            <text:p>2.723605E-009</text:p>
          </table:table-cell>
          <table:table-cell table:style-name="ce1" office:value-type="float" office:value="0.000001799306">
            <text:p>1.799306E-006</text:p>
          </table:table-cell>
          <table:table-cell table:style-name="ce1" office:value-type="float" office:value="0.00000000215366">
            <text:p>2.153660E-009</text:p>
          </table:table-cell>
          <table:table-cell table:style-name="ce1" office:value-type="float" office:value="0.000002526677">
            <text:p>2.526677E-006</text:p>
          </table:table-cell>
          <table:table-cell table:style-name="ce1" table:formula="of:=0.0001*POWER([.$D10];-3)" office:value-type="float" office:value="0.0000000000476837158203125">
            <text:p>4.768372E-011</text:p>
          </table:table-cell>
          <table:table-cell table:style-name="ce1" table:formula="of:=0.01*POWER([.$D10];-2)" office:value-type="float" office:value="0.0000006103515625">
            <text:p>6.103516E-007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POWER(2;[.C11])" office:value-type="float" office:value="256">
            <text:p>256</text:p>
          </table:table-cell>
          <table:table-cell table:style-name="ce1" office:value-type="float" office:value="0.0000000003404597">
            <text:p>3.404597E-010</text:p>
          </table:table-cell>
          <table:table-cell table:style-name="ce1" office:value-type="float" office:value="0.0000004497998">
            <text:p>4.497998E-007</text:p>
          </table:table-cell>
          <table:table-cell table:style-name="ce1" office:value-type="float" office:value="0.0000000002692137">
            <text:p>2.692137E-010</text:p>
          </table:table-cell>
          <table:table-cell table:style-name="ce1" office:value-type="float" office:value="0.0000006316354">
            <text:p>6.316354E-007</text:p>
          </table:table-cell>
          <table:table-cell table:style-name="ce1" table:formula="of:=0.0001*POWER([.$D11];-3)" office:value-type="float" office:value="0.00000000000596046447753906">
            <text:p>5.960464E-012</text:p>
          </table:table-cell>
          <table:table-cell table:style-name="ce1" table:formula="of:=0.01*POWER([.$D11];-2)" office:value-type="float" office:value="0.000000152587890625">
            <text:p>1.525879E-007</text:p>
          </table:table-cell>
        </table:table-row>
        <table:table-row table:style-name="ro1">
          <table:table-cell table:number-columns-repeated="4"/>
          <table:table-cell table:style-name="ce1" table:number-columns-repeated="6"/>
        </table:table-row>
        <table:table-row table:style-name="ro1">
          <table:table-cell office:value-type="string">
            <text:p>Visc = 1e6 </text:p>
          </table:table-cell>
          <table:table-cell table:number-columns-repeated="3"/>
          <table:table-cell table:style-name="ce1" table:number-columns-repeated="6"/>
        </table:table-row>
        <table:table-row table:style-name="ro1">
          <table:table-cell table:number-columns-repeated="4"/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>
            <text:p>refine</text:p>
          </table:table-cell>
          <table:table-cell office:value-type="string">
            <text:p>1/h</text:p>
          </table:table-cell>
          <table:table-cell table:style-name="ce1" office:value-type="string">
            <text:p>u_l1</text:p>
          </table:table-cell>
          <table:table-cell table:style-name="ce1" office:value-type="string">
            <text:p>p_l1</text:p>
          </table:table-cell>
          <table:table-cell table:style-name="ce1" office:value-type="string">
            <text:p>u_l2</text:p>
          </table:table-cell>
          <table:table-cell table:style-name="ce1" office:value-type="string">
            <text:p>p_l2</text:p>
          </table:table-cell>
          <table:table-cell table:style-name="ce1" office:value-type="string">
            <text:p>Order 3</text:p>
          </table:table-cell>
          <table:table-cell table:style-name="ce1" office:value-type="string">
            <text:p>Order 1/2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POWER(2;[.C16])" office:value-type="float" office:value="2">
            <text:p>2</text:p>
          </table:table-cell>
          <table:table-cell table:style-name="ce1" office:value-type="float" office:value="0.0005246965">
            <text:p>5.246965E-004</text:p>
          </table:table-cell>
          <table:table-cell table:style-name="ce1" office:value-type="float" office:value="0.02735979">
            <text:p>2.735979E-002</text:p>
          </table:table-cell>
          <table:table-cell table:style-name="ce1" office:value-type="float" office:value="0.0007346612">
            <text:p>7.346612E-004</text:p>
          </table:table-cell>
          <table:table-cell table:style-name="ce1" office:value-type="float" office:value="0.03957665">
            <text:p>3.957665E-002</text:p>
          </table:table-cell>
          <table:table-cell table:style-name="ce1" table:formula="of:=0.0001*POWER([.$D16];-3)" office:value-type="float" office:value="0.0000125">
            <text:p>1.250000E-005</text:p>
          </table:table-cell>
          <table:table-cell table:style-name="ce1" table:formula="of:=0.005*POWER([.$D16];-1/2)" office:value-type="float" office:value="0.00353553390593274">
            <text:p>3.535534E-00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POWER(2;[.C17])" office:value-type="float" office:value="4">
            <text:p>4</text:p>
          </table:table-cell>
          <table:table-cell table:style-name="ce1" office:value-type="float" office:value="0.00007964443">
            <text:p>7.964443E-005</text:p>
          </table:table-cell>
          <table:table-cell table:style-name="ce1" office:value-type="float" office:value="0.01146309">
            <text:p>1.146309E-002</text:p>
          </table:table-cell>
          <table:table-cell table:style-name="ce1" office:value-type="float" office:value="0.0001069688">
            <text:p>1.069688E-004</text:p>
          </table:table-cell>
          <table:table-cell table:style-name="ce1" office:value-type="float" office:value="0.02047718">
            <text:p>2.047718E-002</text:p>
          </table:table-cell>
          <table:table-cell table:style-name="ce1" table:formula="of:=0.0001*POWER([.$D17];-3)" office:value-type="float" office:value="0.0000015625">
            <text:p>1.562500E-006</text:p>
          </table:table-cell>
          <table:table-cell table:style-name="ce1" table:formula="of:=0.005*POWER([.$D17];-1/2)" office:value-type="float" office:value="0.0025">
            <text:p>2.500000E-00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POWER(2;[.C18])" office:value-type="float" office:value="8">
            <text:p>8</text:p>
          </table:table-cell>
          <table:table-cell table:style-name="ce1" office:value-type="float" office:value="0.000009148301">
            <text:p>9.148301E-006</text:p>
          </table:table-cell>
          <table:table-cell table:style-name="ce1" office:value-type="float" office:value="0.005759169">
            <text:p>5.759169E-003</text:p>
          </table:table-cell>
          <table:table-cell table:style-name="ce1" office:value-type="float" office:value="0.00001340049">
            <text:p>1.340049E-005</text:p>
          </table:table-cell>
          <table:table-cell table:style-name="ce1" office:value-type="float" office:value="0.01395243">
            <text:p>1.395243E-002</text:p>
          </table:table-cell>
          <table:table-cell table:style-name="ce1" table:formula="of:=0.0001*POWER([.$D18];-3)" office:value-type="float" office:value="0.0000001953125">
            <text:p>1.953125E-007</text:p>
          </table:table-cell>
          <table:table-cell table:style-name="ce1" table:formula="of:=0.005*POWER([.$D18];-1/2)" office:value-type="float" office:value="0.00176776695296637">
            <text:p>1.767767E-0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POWER(2;[.C19])" office:value-type="float" office:value="16">
            <text:p>16</text:p>
          </table:table-cell>
          <table:table-cell table:style-name="ce1" office:value-type="float" office:value="0.000001125997">
            <text:p>1.125997E-006</text:p>
          </table:table-cell>
          <table:table-cell table:style-name="ce1" office:value-type="float" office:value="0.002994143">
            <text:p>2.994143E-003</text:p>
          </table:table-cell>
          <table:table-cell table:style-name="ce1" office:value-type="float" office:value="0.000001670009">
            <text:p>1.670009E-006</text:p>
          </table:table-cell>
          <table:table-cell table:style-name="ce1" office:value-type="float" office:value="0.009778441">
            <text:p>9.778441E-003</text:p>
          </table:table-cell>
          <table:table-cell table:style-name="ce1" table:formula="of:=0.0001*POWER([.$D19];-3)" office:value-type="float" office:value="0.0000000244140625">
            <text:p>2.441406E-008</text:p>
          </table:table-cell>
          <table:table-cell table:style-name="ce1" table:formula="of:=0.005*POWER([.$D19];-1/2)" office:value-type="float" office:value="0.00125">
            <text:p>1.250000E-00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POWER(2;[.C20])" office:value-type="float" office:value="32">
            <text:p>32</text:p>
          </table:table-cell>
          <table:table-cell table:style-name="ce1" office:value-type="float" office:value="0.0000001404219">
            <text:p>1.404219E-007</text:p>
          </table:table-cell>
          <table:table-cell table:style-name="ce1" office:value-type="float" office:value="0.001550503">
            <text:p>1.550503E-003</text:p>
          </table:table-cell>
          <table:table-cell table:style-name="ce1" office:value-type="float" office:value="0.0000002085042">
            <text:p>2.085042E-007</text:p>
          </table:table-cell>
          <table:table-cell table:style-name="ce1" office:value-type="float" office:value="0.00688413">
            <text:p>6.884130E-003</text:p>
          </table:table-cell>
          <table:table-cell table:style-name="ce1" table:formula="of:=0.0001*POWER([.$D20];-3)" office:value-type="float" office:value="0.0000000030517578125">
            <text:p>3.051758E-009</text:p>
          </table:table-cell>
          <table:table-cell table:style-name="ce1" table:formula="of:=0.005*POWER([.$D20];-1/2)" office:value-type="float" office:value="0.000883883476483184">
            <text:p>8.838835E-004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POWER(2;[.C21])" office:value-type="float" office:value="64">
            <text:p>64</text:p>
          </table:table-cell>
          <table:table-cell table:style-name="ce1" office:value-type="float" office:value="0.00000001755599">
            <text:p>1.755599E-008</text:p>
          </table:table-cell>
          <table:table-cell table:style-name="ce1" office:value-type="float" office:value="0.0007919191">
            <text:p>7.919191E-004</text:p>
          </table:table-cell>
          <table:table-cell table:style-name="ce1" office:value-type="float" office:value="0.00000002605266">
            <text:p>2.605266E-008</text:p>
          </table:table-cell>
          <table:table-cell table:style-name="ce1" office:value-type="float" office:value="0.004855615">
            <text:p>4.855615E-003</text:p>
          </table:table-cell>
          <table:table-cell table:style-name="ce1" table:formula="of:=0.0001*POWER([.$D21];-3)" office:value-type="float" office:value="0.0000000003814697265625">
            <text:p>3.814697E-010</text:p>
          </table:table-cell>
          <table:table-cell table:style-name="ce1" table:formula="of:=0.005*POWER([.$D21];-1/2)" office:value-type="float" office:value="0.000625">
            <text:p>6.250000E-004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POWER(2;[.C22])" office:value-type="float" office:value="128">
            <text:p>128</text:p>
          </table:table-cell>
          <table:table-cell table:style-name="ce1" office:value-type="float" office:value="0.000000002202002">
            <text:p>2.202002E-009</text:p>
          </table:table-cell>
          <table:table-cell table:style-name="ce1" office:value-type="float" office:value="0.0004022408">
            <text:p>4.022408E-004</text:p>
          </table:table-cell>
          <table:table-cell table:style-name="ce1" office:value-type="float" office:value="0.00000000325617">
            <text:p>3.256170E-009</text:p>
          </table:table-cell>
          <table:table-cell table:style-name="ce1" office:value-type="float" office:value="0.003428725">
            <text:p>3.428725E-003</text:p>
          </table:table-cell>
          <table:table-cell table:style-name="ce1" table:formula="of:=0.0001*POWER([.$D22];-3)" office:value-type="float" office:value="0.0000000000476837158203125">
            <text:p>4.768372E-011</text:p>
          </table:table-cell>
          <table:table-cell table:style-name="ce1" table:formula="of:=0.005*POWER([.$D22];-1/2)" office:value-type="float" office:value="0.000441941738241592">
            <text:p>4.419417E-004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POWER(2;[.C23])" office:value-type="float" office:value="256">
            <text:p>256</text:p>
          </table:table-cell>
          <table:table-cell table:style-name="ce1" office:value-type="float" office:value="0.000000000279468">
            <text:p>2.794680E-010</text:p>
          </table:table-cell>
          <table:table-cell table:style-name="ce1" office:value-type="float" office:value="0.0002030185">
            <text:p>2.030185E-004</text:p>
          </table:table-cell>
          <table:table-cell table:style-name="ce1" office:value-type="float" office:value="0.0000000004073426">
            <text:p>4.073426E-010</text:p>
          </table:table-cell>
          <table:table-cell table:style-name="ce1" office:value-type="float" office:value="0.002422726">
            <text:p>2.422726E-003</text:p>
          </table:table-cell>
          <table:table-cell table:style-name="ce1" table:formula="of:=0.0001*POWER([.$D23];-3)" office:value-type="float" office:value="0.00000000000596046447753906">
            <text:p>5.960464E-012</text:p>
          </table:table-cell>
          <table:table-cell table:style-name="ce1" table:formula="of:=0.005*POWER([.$D23];-1/2)" office:value-type="float" office:value="0.0003125">
            <text:p>3.125000E-004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6" number:min-integer-digits="1" number:min-exponent-digits="3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6:2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6:06:50</meta:creation-date>
    <meta:editing-duration>PT4M6S</meta:editing-duration>
    <meta:editing-cycles>3</meta:editing-cycles>
    <meta:generator>LibreOffice/3.4$Unix LibreOffice_project/340m1$Build-1505</meta:generator>
    <dc:date>2012-04-11T16:26:40</dc:date>
    <meta:document-statistic meta:table-count="3" meta:cell-count="1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6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0">
      <style:chart-properties chart:symbol-type="non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2.956cm" style:legend-expansion="high" chart:style-name="ch2"/>
        <chart:plot-area chart:style-name="ch3" table:cell-range-address="Sheet1.D3:Sheet1.J11" chart:data-source-has-labels="row" svg:x="0.77cm" svg:y="0.855cm" svg:width="11.308cm" svg:height="7.545cm">
          <chartooo:coordinate-region svg:x="3.429cm" svg:y="1.054cm" svg:width="8.277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:Sheet1.E11" chart:label-cell-address="Sheet1.E3:Sheet1.E3" chart:class="chart:scatter">
            <chart:domain table:cell-range-address="Sheet1.D4:Sheet1.D11"/>
            <chart:data-point chart:repeated="8"/>
          </chart:series>
          <chart:series chart:style-name="ch8" chart:values-cell-range-address="Sheet1.F4:Sheet1.F11" chart:label-cell-address="Sheet1.F3:Sheet1.F3" chart:class="chart:scatter">
            <chart:data-point chart:repeated="8"/>
          </chart:series>
          <chart:series chart:style-name="ch9" chart:values-cell-range-address="Sheet1.G4:Sheet1.G11" chart:label-cell-address="Sheet1.G3:Sheet1.G3" chart:class="chart:scatter">
            <chart:data-point chart:repeated="8"/>
          </chart:series>
          <chart:series chart:style-name="ch10" chart:values-cell-range-address="Sheet1.H4:Sheet1.H11" chart:label-cell-address="Sheet1.H3:Sheet1.H3" chart:class="chart:scatter">
            <chart:data-point chart:repeated="8"/>
          </chart:series>
          <chart:series chart:style-name="ch11" chart:values-cell-range-address="Sheet1.I4:Sheet1.I11" chart:label-cell-address="Sheet1.I3:Sheet1.I3" chart:class="chart:scatter">
            <chart:data-point chart:repeated="8"/>
          </chart:series>
          <chart:series chart:style-name="ch12" chart:values-cell-range-address="Sheet1.J4:Sheet1.J11" chart:label-cell-address="Sheet1.J3:Sheet1.J3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_l1</text:p>
                <draw:g>
                  <svg:desc>Sheet1.E3:Sheet1.E3</svg:desc>
                </draw:g>
              </table:table-cell>
              <table:table-cell office:value-type="string">
                <text:p>p_l1</text:p>
                <draw:g>
                  <svg:desc>Sheet1.F3:Sheet1.F3</svg:desc>
                </draw:g>
              </table:table-cell>
              <table:table-cell office:value-type="string">
                <text:p>u_l2</text:p>
                <draw:g>
                  <svg:desc>Sheet1.G3:Sheet1.G3</svg:desc>
                </draw:g>
              </table:table-cell>
              <table:table-cell office:value-type="string">
                <text:p>p_l2</text:p>
                <draw:g>
                  <svg:desc>Sheet1.H3:Sheet1.H3</svg:desc>
                </draw:g>
              </table:table-cell>
              <table:table-cell office:value-type="string">
                <text:p>Order 3</text:p>
                <draw:g>
                  <svg:desc>Sheet1.I3:Sheet1.I3</svg:desc>
                </draw:g>
              </table:table-cell>
              <table:table-cell office:value-type="string">
                <text:p>Order 2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4:Sheet1.D11</svg:desc>
                </draw:g>
              </table:table-cell>
              <table:table-cell office:value-type="float" office:value="0.0007693667">
                <text:p>0.0007693667</text:p>
                <draw:g>
                  <svg:desc>Sheet1.E4:Sheet1.E11</svg:desc>
                </draw:g>
              </table:table-cell>
              <table:table-cell office:value-type="float" office:value="0.01050206">
                <text:p>0.01050206</text:p>
                <draw:g>
                  <svg:desc>Sheet1.F4:Sheet1.F11</svg:desc>
                </draw:g>
              </table:table-cell>
              <table:table-cell office:value-type="float" office:value="0.0006729627">
                <text:p>0.0006729627</text:p>
                <draw:g>
                  <svg:desc>Sheet1.G4:Sheet1.G11</svg:desc>
                </draw:g>
              </table:table-cell>
              <table:table-cell office:value-type="float" office:value="0.01349805">
                <text:p>0.01349805</text:p>
                <draw:g>
                  <svg:desc>Sheet1.H4:Sheet1.H11</svg:desc>
                </draw:g>
              </table:table-cell>
              <table:table-cell office:value-type="float" office:value="0.0000125">
                <text:p>0.0000125</text:p>
                <draw:g>
                  <svg:desc>Sheet1.I4:Sheet1.I11</svg:desc>
                </draw:g>
              </table:table-cell>
              <table:table-cell office:value-type="float" office:value="0.0025">
                <text:p>0.0025</text:p>
                <draw:g>
                  <svg:desc>Sheet1.J4:Sheet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8908779">
                <text:p>0.00008908779</text:p>
              </table:table-cell>
              <table:table-cell office:value-type="float" office:value="0.002005994">
                <text:p>0.002005994</text:p>
              </table:table-cell>
              <table:table-cell office:value-type="float" office:value="0.00007174564">
                <text:p>0.00007174564</text:p>
              </table:table-cell>
              <table:table-cell office:value-type="float" office:value="0.00277956">
                <text:p>0.00277956</text:p>
              </table:table-cell>
              <table:table-cell office:value-type="float" office:value="0.0000015625">
                <text:p>0.000001562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1113297">
                <text:p>0.00001113297</text:p>
              </table:table-cell>
              <table:table-cell office:value-type="float" office:value="0.0004704747">
                <text:p>0.0004704747</text:p>
              </table:table-cell>
              <table:table-cell office:value-type="float" office:value="0.000008841437">
                <text:p>0.000008841437</text:p>
              </table:table-cell>
              <table:table-cell office:value-type="float" office:value="0.0006586971">
                <text:p>0.0006586971</text:p>
              </table:table-cell>
              <table:table-cell office:value-type="float" office:value="0.0000001953125">
                <text:p>0.0000001953125</text:p>
              </table:table-cell>
              <table:table-cell office:value-type="float" office:value="0.00015625">
                <text:p>0.00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01393524">
                <text:p>0.000001393524</text:p>
              </table:table-cell>
              <table:table-cell office:value-type="float" office:value="0.0001157598">
                <text:p>0.0001157598</text:p>
              </table:table-cell>
              <table:table-cell office:value-type="float" office:value="0.000001103161">
                <text:p>0.000001103161</text:p>
              </table:table-cell>
              <table:table-cell office:value-type="float" office:value="0.0001624385">
                <text:p>0.0001624385</text:p>
              </table:table-cell>
              <table:table-cell office:value-type="float" office:value="0.0000000244140625">
                <text:p>0.0000000244140625</text:p>
              </table:table-cell>
              <table:table-cell office:value-type="float" office:value="0.0000390625">
                <text:p>0.0000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00001742885">
                <text:p>0.0000001742885</text:p>
              </table:table-cell>
              <table:table-cell office:value-type="float" office:value="0.00002882482">
                <text:p>0.00002882482</text:p>
              </table:table-cell>
              <table:table-cell office:value-type="float" office:value="0.0000001378465">
                <text:p>0.0000001378465</text:p>
              </table:table-cell>
              <table:table-cell office:value-type="float" office:value="0.00004047034">
                <text:p>0.00004047034</text:p>
              </table:table-cell>
              <table:table-cell office:value-type="float" office:value="0.0000000030517578125">
                <text:p>0.0000000030517578125</text:p>
              </table:table-cell>
              <table:table-cell office:value-type="float" office:value="0.000009765625">
                <text:p>0.0000097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000002178805">
                <text:p>0.00000002178805</text:p>
              </table:table-cell>
              <table:table-cell office:value-type="float" office:value="0.000007199024">
                <text:p>0.000007199024</text:p>
              </table:table-cell>
              <table:table-cell office:value-type="float" office:value="0.00000001722946">
                <text:p>0.00000001722946</text:p>
              </table:table-cell>
              <table:table-cell office:value-type="float" office:value="0.00001010889">
                <text:p>0.00001010889</text:p>
              </table:table-cell>
              <table:table-cell office:value-type="float" office:value="0.0000000003814697265625">
                <text:p>0.0000000003814697265625</text:p>
              </table:table-cell>
              <table:table-cell office:value-type="float" office:value="0.00000244140625">
                <text:p>0.000002441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0000002723605">
                <text:p>0.000000002723605</text:p>
              </table:table-cell>
              <table:table-cell office:value-type="float" office:value="0.000001799306">
                <text:p>0.000001799306</text:p>
              </table:table-cell>
              <table:table-cell office:value-type="float" office:value="0.00000000215366">
                <text:p>0.00000000215366</text:p>
              </table:table-cell>
              <table:table-cell office:value-type="float" office:value="0.000002526677">
                <text:p>0.000002526677</text:p>
              </table:table-cell>
              <table:table-cell office:value-type="float" office:value="0.0000000000476837158203125">
                <text:p>0.0000000000476837158203125</text:p>
              </table:table-cell>
              <table:table-cell office:value-type="float" office:value="0.0000006103515625">
                <text:p>0.0000006103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00000003404597">
                <text:p>0.0000000003404597</text:p>
              </table:table-cell>
              <table:table-cell office:value-type="float" office:value="0.0000004497998">
                <text:p>0.0000004497998</text:p>
              </table:table-cell>
              <table:table-cell office:value-type="float" office:value="0.0000000002692137">
                <text:p>0.0000000002692137</text:p>
              </table:table-cell>
              <table:table-cell office:value-type="float" office:value="0.0000006316354">
                <text:p>0.0000006316354</text:p>
              </table:table-cell>
              <table:table-cell office:value-type="float" office:value="0.00000000000596046447753906">
                <text:p>0.00000000000596046447753906</text:p>
              </table:table-cell>
              <table:table-cell office:value-type="float" office:value="0.000000152587890625">
                <text:p>0.0000001525878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scientific-number number:decimal-places="6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0">
      <style:chart-properties chart:symbol-type="non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27cm" svg:y="2.956cm" style:legend-expansion="high" chart:style-name="ch2"/>
        <chart:plot-area chart:style-name="ch3" table:cell-range-address="Sheet1.D15:Sheet1.J23" chart:data-source-has-labels="row" svg:x="0.77cm" svg:y="0.855cm" svg:width="11.017cm" svg:height="7.545cm">
          <chartooo:coordinate-region svg:x="3.429cm" svg:y="1.054cm" svg:width="7.986cm" svg:height="6.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6:Sheet1.E23" chart:label-cell-address="Sheet1.E15:Sheet1.E15" chart:class="chart:scatter">
            <chart:domain table:cell-range-address="Sheet1.D16:Sheet1.D23"/>
            <chart:data-point chart:repeated="8"/>
          </chart:series>
          <chart:series chart:style-name="ch8" chart:values-cell-range-address="Sheet1.F16:Sheet1.F23" chart:label-cell-address="Sheet1.F15:Sheet1.F15" chart:class="chart:scatter">
            <chart:data-point chart:repeated="8"/>
          </chart:series>
          <chart:series chart:style-name="ch9" chart:values-cell-range-address="Sheet1.G16:Sheet1.G23" chart:label-cell-address="Sheet1.G15:Sheet1.G15" chart:class="chart:scatter">
            <chart:data-point chart:repeated="8"/>
          </chart:series>
          <chart:series chart:style-name="ch10" chart:values-cell-range-address="Sheet1.H16:Sheet1.H23" chart:label-cell-address="Sheet1.H15:Sheet1.H15" chart:class="chart:scatter">
            <chart:data-point chart:repeated="8"/>
          </chart:series>
          <chart:series chart:style-name="ch11" chart:values-cell-range-address="Sheet1.I16:Sheet1.I23" chart:label-cell-address="Sheet1.I15:Sheet1.I15" chart:class="chart:scatter">
            <chart:data-point chart:repeated="8"/>
          </chart:series>
          <chart:series chart:style-name="ch12" chart:values-cell-range-address="Sheet1.J16:Sheet1.J23" chart:label-cell-address="Sheet1.J15:Sheet1.J1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_l1</text:p>
                <draw:g>
                  <svg:desc>Sheet1.E15:Sheet1.E15</svg:desc>
                </draw:g>
              </table:table-cell>
              <table:table-cell office:value-type="string">
                <text:p>p_l1</text:p>
                <draw:g>
                  <svg:desc>Sheet1.F15:Sheet1.F15</svg:desc>
                </draw:g>
              </table:table-cell>
              <table:table-cell office:value-type="string">
                <text:p>u_l2</text:p>
                <draw:g>
                  <svg:desc>Sheet1.G15:Sheet1.G15</svg:desc>
                </draw:g>
              </table:table-cell>
              <table:table-cell office:value-type="string">
                <text:p>p_l2</text:p>
                <draw:g>
                  <svg:desc>Sheet1.H15:Sheet1.H15</svg:desc>
                </draw:g>
              </table:table-cell>
              <table:table-cell office:value-type="string">
                <text:p>Order 3</text:p>
                <draw:g>
                  <svg:desc>Sheet1.I15:Sheet1.I15</svg:desc>
                </draw:g>
              </table:table-cell>
              <table:table-cell office:value-type="string">
                <text:p>Order 1/2</text:p>
                <draw:g>
                  <svg:desc>Sheet1.J15:Sheet1.J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16:Sheet1.D23</svg:desc>
                </draw:g>
              </table:table-cell>
              <table:table-cell office:value-type="float" office:value="0.0005246965">
                <text:p>0.0005246965</text:p>
                <draw:g>
                  <svg:desc>Sheet1.E16:Sheet1.E23</svg:desc>
                </draw:g>
              </table:table-cell>
              <table:table-cell office:value-type="float" office:value="0.02735979">
                <text:p>0.02735979</text:p>
                <draw:g>
                  <svg:desc>Sheet1.F16:Sheet1.F23</svg:desc>
                </draw:g>
              </table:table-cell>
              <table:table-cell office:value-type="float" office:value="0.0007346612">
                <text:p>0.0007346612</text:p>
                <draw:g>
                  <svg:desc>Sheet1.G16:Sheet1.G23</svg:desc>
                </draw:g>
              </table:table-cell>
              <table:table-cell office:value-type="float" office:value="0.03957665">
                <text:p>0.03957665</text:p>
                <draw:g>
                  <svg:desc>Sheet1.H16:Sheet1.H23</svg:desc>
                </draw:g>
              </table:table-cell>
              <table:table-cell office:value-type="float" office:value="0.0000125">
                <text:p>0.0000125</text:p>
                <draw:g>
                  <svg:desc>Sheet1.I16:Sheet1.I23</svg:desc>
                </draw:g>
              </table:table-cell>
              <table:table-cell office:value-type="float" office:value="0.00353553390593274">
                <text:p>0.00353553390593274</text:p>
                <draw:g>
                  <svg:desc>Sheet1.J16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7964443">
                <text:p>0.00007964443</text:p>
              </table:table-cell>
              <table:table-cell office:value-type="float" office:value="0.01146309">
                <text:p>0.01146309</text:p>
              </table:table-cell>
              <table:table-cell office:value-type="float" office:value="0.0001069688">
                <text:p>0.0001069688</text:p>
              </table:table-cell>
              <table:table-cell office:value-type="float" office:value="0.02047718">
                <text:p>0.02047718</text:p>
              </table:table-cell>
              <table:table-cell office:value-type="float" office:value="0.0000015625">
                <text:p>0.000001562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9148301">
                <text:p>0.000009148301</text:p>
              </table:table-cell>
              <table:table-cell office:value-type="float" office:value="0.005759169">
                <text:p>0.005759169</text:p>
              </table:table-cell>
              <table:table-cell office:value-type="float" office:value="0.00001340049">
                <text:p>0.00001340049</text:p>
              </table:table-cell>
              <table:table-cell office:value-type="float" office:value="0.01395243">
                <text:p>0.01395243</text:p>
              </table:table-cell>
              <table:table-cell office:value-type="float" office:value="0.0000001953125">
                <text:p>0.0000001953125</text:p>
              </table:table-cell>
              <table:table-cell office:value-type="float" office:value="0.00176776695296637">
                <text:p>0.00176776695296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01125997">
                <text:p>0.000001125997</text:p>
              </table:table-cell>
              <table:table-cell office:value-type="float" office:value="0.002994143">
                <text:p>0.002994143</text:p>
              </table:table-cell>
              <table:table-cell office:value-type="float" office:value="0.000001670009">
                <text:p>0.000001670009</text:p>
              </table:table-cell>
              <table:table-cell office:value-type="float" office:value="0.009778441">
                <text:p>0.009778441</text:p>
              </table:table-cell>
              <table:table-cell office:value-type="float" office:value="0.0000000244140625">
                <text:p>0.0000000244140625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00001404219">
                <text:p>0.0000001404219</text:p>
              </table:table-cell>
              <table:table-cell office:value-type="float" office:value="0.001550503">
                <text:p>0.001550503</text:p>
              </table:table-cell>
              <table:table-cell office:value-type="float" office:value="0.0000002085042">
                <text:p>0.0000002085042</text:p>
              </table:table-cell>
              <table:table-cell office:value-type="float" office:value="0.00688413">
                <text:p>0.00688413</text:p>
              </table:table-cell>
              <table:table-cell office:value-type="float" office:value="0.0000000030517578125">
                <text:p>0.0000000030517578125</text:p>
              </table:table-cell>
              <table:table-cell office:value-type="float" office:value="0.000883883476483184">
                <text:p>0.000883883476483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000001755599">
                <text:p>0.00000001755599</text:p>
              </table:table-cell>
              <table:table-cell office:value-type="float" office:value="0.0007919191">
                <text:p>0.0007919191</text:p>
              </table:table-cell>
              <table:table-cell office:value-type="float" office:value="0.00000002605266">
                <text:p>0.00000002605266</text:p>
              </table:table-cell>
              <table:table-cell office:value-type="float" office:value="0.004855615">
                <text:p>0.004855615</text:p>
              </table:table-cell>
              <table:table-cell office:value-type="float" office:value="0.0000000003814697265625">
                <text:p>0.000000000381469726562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0000002202002">
                <text:p>0.000000002202002</text:p>
              </table:table-cell>
              <table:table-cell office:value-type="float" office:value="0.0004022408">
                <text:p>0.0004022408</text:p>
              </table:table-cell>
              <table:table-cell office:value-type="float" office:value="0.00000000325617">
                <text:p>0.00000000325617</text:p>
              </table:table-cell>
              <table:table-cell office:value-type="float" office:value="0.003428725">
                <text:p>0.003428725</text:p>
              </table:table-cell>
              <table:table-cell office:value-type="float" office:value="0.0000000000476837158203125">
                <text:p>0.0000000000476837158203125</text:p>
              </table:table-cell>
              <table:table-cell office:value-type="float" office:value="0.000441941738241592">
                <text:p>0.000441941738241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0000000279468">
                <text:p>0.000000000279468</text:p>
              </table:table-cell>
              <table:table-cell office:value-type="float" office:value="0.0002030185">
                <text:p>0.0002030185</text:p>
              </table:table-cell>
              <table:table-cell office:value-type="float" office:value="0.0000000004073426">
                <text:p>0.0000000004073426</text:p>
              </table:table-cell>
              <table:table-cell office:value-type="float" office:value="0.002422726">
                <text:p>0.002422726</text:p>
              </table:table-cell>
              <table:table-cell office:value-type="float" office:value="0.00000000000596046447753906">
                <text:p>0.00000000000596046447753906</text:p>
              </table:table-cell>
              <table:table-cell office:value-type="float" office:value="0.0003125">
                <text:p>0.0003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